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📝 Урок 1. Введение в курс DSA</text:h>
      <text:p text:style-name="Text_20_body"><text:span text:style-name="Strong_20_Emphasis">Цели курса:</text:span></text:p>
      <text:list text:style-name="L1">
        <text:list-item>
          <text:p text:style-name="P1">Познакомиться с базовыми структурами данных и алгоритмами (DSA)</text:p>
        </text:list-item>
        <text:list-item>
          <text:p text:style-name="P1">Понять, <text:span text:style-name="Emphasis">как думать</text:span> про эффективность кода</text:p>
        </text:list-item>
        <text:list-item>
          <text:p text:style-name="P1">Научиться решать алгоритмические задачи (LeetCode)</text:p>
        </text:list-item>
        <text:list-item>
          <text:p text:style-name="P1">Ускорить мышление и рост как разработчика</text:p>
        </text:list-item>
      </text:list>
      <text:p text:style-name="Text_20_body"><text:span text:style-name="Strong_20_Emphasis">Базовая цель для всех:</text:span></text:p>
      <text:list text:style-name="L2">
        <text:list-item>
          <text:p text:style-name="P2">Пройти теорию по основным алгоритмам и структурам данных</text:p>
        </text:list-item>
        <text:list-item>
          <text:p text:style-name="P2">Решить минимум по одной задаче на каждую тему<text:line-break/>(без практики невозможно реально понять материал)</text:p>
        </text:list-item>
      </text:list>
      <text:p text:style-name="Text_20_body"><text:span text:style-name="Strong_20_Emphasis">Подход к обучению:</text:span></text:p>
      <text:list text:style-name="L3">
        <text:list-item>
          <text:p text:style-name="P3">Учимся на ярких и простых примерах</text:p>
        </text:list-item>
        <text:list-item>
          <text:p text:style-name="P3">Используем GPT как помощника:</text:p>
          <text:list>
            <text:list-item>
              <text:p text:style-name="P3">для объяснений</text:p>
            </text:list-item>
            <text:list-item>
              <text:p text:style-name="P3">для проверки идей</text:p>
            </text:list-item>
            <text:list-item>
              <text:p text:style-name="P3">для обучения и разбора ошибок</text:p>
            </text:list-item>
          </text:list>
        </text:list-item>
        <text:list-item>
          <text:p text:style-name="P3">Скорость и глубина будут подстраиваться под уровень каждого</text:p>
        </text:list-item>
      </text:list>
      <text:p text:style-name="Text_20_body"><text:span text:style-name="Strong_20_Emphasis">Планы на будущее:</text:span></text:p>
      <text:list text:style-name="L4">
        <text:list-item>
          <text:p text:style-name="P4">План обучения на 1 / 3 / 6 месяцев (Новичок и не-Новичок)</text:p>
        </text:list-item>
        <text:list-item>
          <text:p text:style-name="P4">Возможный проект:</text:p>
          <text:list>
            <text:list-item>
              <text:p text:style-name="P4">Новички — React-приложение для входа в индустрию</text:p>
            </text:list-item>
            <text:list-item>
              <text:p text:style-name="P4">Опытные — Full Stack приложение</text:p>
            </text:list-item>
          </text:list>
        </text:list-item>
        <text:list-item>
          <text:p text:style-name="P4">Использование актуальных best practices из React-экосистемы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3:11:56.074585605</meta:creation-date>
    <dc:date>2026-02-01T13:12:52.318073689</dc:date>
    <meta:editing-duration>PT57S</meta:editing-duration>
    <meta:editing-cycles>1</meta:editing-cycles>
    <meta:document-statistic meta:table-count="0" meta:image-count="0" meta:object-count="0" meta:page-count="1" meta:paragraph-count="22" meta:word-count="141" meta:character-count="854" meta:non-whitespace-character-count="750"/>
    <meta:generator>LibreOffice/25.8.4.2$Linux_X86_64 LibreOffice_project/580$Build-2</meta:generator>
  </office:meta>
</office:document-meta>
</file>